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Mercury SSm A" svg:font-family="'Mercury SSm A', 'Mercury SSm B', Georgia, Times, 'Times New Roman', 'Microsoft YaHei New', 'Microsoft Yahei', SimSun, STXihei,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Mercury SSm A" svg:font-family="'Mercury SSm A', 'Mercury SSm B', Georgia, Times, 'Times New Roman', 'Microsoft YaHei New', 'Microsoft Yahei', SimSun, STXihei,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25T08:57:31.153245410</meta:creation-date>
    <dc:date>2021-04-25T09:00:34.069121284</dc:date>
    <meta:editing-duration>PT3M3S</meta:editing-duration>
    <meta:editing-cycles>1</meta:editing-cycles>
    <meta:generator>LibreOffice/6.1.5.2$Linux_X86_64 LibreOffice_project/10$Build-2</meta:generator>
    <meta:document-statistic meta:table-count="0" meta:image-count="0" meta:object-count="0" meta:page-count="1" meta:paragraph-count="1" meta:word-count="69" meta:character-count="445" meta:non-whitespace-character-count="377"/>
  </office:meta>
</office:document-meta>
</file>